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202a"/>
    </style:style>
    <style:style style:name="P2" style:family="paragraph" style:parent-style-name="Standard">
      <style:paragraph-properties fo:margin-right="0cm" fo:text-align="justify" style:justify-single-word="false" fo:text-indent="1.249cm" style:auto-text-indent="false"/>
      <style:text-properties officeooo:paragraph-rsid="001d202a"/>
    </style:style>
    <style:style style:name="P3" style:family="paragraph" style:parent-style-name="Standard">
      <style:paragraph-properties fo:margin-right="0cm" fo:text-align="justify" style:justify-single-word="false" fo:text-indent="1.249cm" style:auto-text-indent="false"/>
      <style:text-properties style:font-name="Arial1" officeooo:paragraph-rsid="001d202a" style:font-name-complex="Arial1"/>
    </style:style>
    <style:style style:name="P4" style:family="paragraph" style:parent-style-name="Standard">
      <style:paragraph-properties fo:text-align="justify" style:justify-single-word="false"/>
      <style:text-properties style:font-name="Arial1" officeooo:paragraph-rsid="001d202a" style:font-name-complex="Arial1"/>
    </style:style>
    <style:style style:name="P5" style:family="paragraph" style:parent-style-name="Standard">
      <style:paragraph-properties fo:margin-right="0cm" fo:text-align="justify" style:justify-single-word="false" fo:text-indent="1.249cm" style:auto-text-indent="false"/>
      <style:text-properties style:font-name="Arial1" officeooo:paragraph-rsid="002ae71e" style:font-name-complex="Arial1"/>
    </style:style>
    <style:style style:name="P6" style:family="paragraph" style:parent-style-name="Standard">
      <style:text-properties style:font-name="Arial1" officeooo:paragraph-rsid="001d202a" style:font-name-complex="Arial1"/>
    </style:style>
    <style:style style:name="P7" style:family="paragraph" style:parent-style-name="Standard">
      <style:text-properties style:font-name="Arial1" officeooo:paragraph-rsid="0026330a" style:font-name-complex="Arial1"/>
    </style:style>
    <style:style style:name="P8" style:family="paragraph" style:parent-style-name="Standard">
      <style:paragraph-properties fo:text-align="center" style:justify-single-word="false"/>
      <style:text-properties style:font-name="Arial1" officeooo:rsid="002cd0d9" officeooo:paragraph-rsid="002cd0d9" style:font-name-complex="Arial1"/>
    </style:style>
    <style:style style:name="P9" style:family="paragraph" style:parent-style-name="Standard">
      <style:paragraph-properties fo:text-align="end" style:justify-single-word="false"/>
      <style:text-properties style:font-name="Arial1" style:text-underline-style="none" officeooo:rsid="0027e568" officeooo:paragraph-rsid="0027e568" style:font-name-complex="Arial1"/>
    </style:style>
    <style:style style:name="P10" style:family="paragraph" style:parent-style-name="Standard">
      <style:paragraph-properties fo:text-align="center" style:justify-single-word="false"/>
      <style:text-properties style:font-name="Verdana" fo:font-weight="bold" officeooo:rsid="001d9a08" officeooo:paragraph-rsid="001d9a08" style:font-weight-asian="bold" style:font-name-complex="Verdana"/>
    </style:style>
    <style:style style:name="P11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3798bf"/>
    </style:style>
    <style:style style:name="P12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3af663"/>
    </style:style>
    <style:style style:name="P13" style:family="paragraph" style:parent-style-name="Standard">
      <style:paragraph-properties fo:margin-right="0cm" fo:text-align="justify" style:justify-single-word="false" fo:text-indent="0cm" style:auto-text-indent="false"/>
      <style:text-properties style:font-name="Arial1" officeooo:paragraph-rsid="001d202a" style:font-name-complex="Arial1"/>
    </style:style>
    <style:style style:name="P14" style:family="paragraph" style:parent-style-name="Standard">
      <style:paragraph-properties fo:margin-right="0cm" fo:text-align="justify" style:justify-single-word="false" fo:text-indent="0cm" style:auto-text-indent="false"/>
      <style:text-properties style:font-name="Arial1" officeooo:paragraph-rsid="002ae71e" style:font-name-complex="Arial1"/>
    </style:style>
    <style:style style:name="P15" style:family="paragraph" style:parent-style-name="Standard">
      <style:paragraph-properties fo:margin-right="0cm" fo:text-align="justify" style:justify-single-word="false" fo:text-indent="1.249cm" style:auto-text-indent="false"/>
      <style:text-properties style:font-name="Arial1" officeooo:rsid="00325d9e" officeooo:paragraph-rsid="00325d9e" style:font-name-complex="Arial1"/>
    </style:style>
    <style:style style:name="P16" style:family="paragraph" style:parent-style-name="Standard">
      <style:paragraph-properties fo:margin-right="0cm" fo:text-align="justify" style:justify-single-word="false" fo:text-indent="0cm" style:auto-text-indent="false"/>
      <style:text-properties style:font-name="Arial1" officeooo:rsid="00325d9e" officeooo:paragraph-rsid="00325d9e" style:font-name-complex="Arial1"/>
    </style:style>
    <style:style style:name="P17" style:family="paragraph" style:parent-style-name="Standard">
      <style:paragraph-properties fo:margin-right="0cm" fo:text-align="justify" style:justify-single-word="false" fo:text-indent="1.249cm" style:auto-text-indent="false"/>
      <style:text-properties style:font-name="Arial1" officeooo:rsid="003362cf" officeooo:paragraph-rsid="003362cf" style:font-name-complex="Arial1"/>
    </style:style>
    <style:style style:name="P18" style:family="paragraph" style:parent-style-name="Standard">
      <style:paragraph-properties fo:margin-right="0cm" fo:text-align="justify" style:justify-single-word="false" fo:text-indent="0cm" style:auto-text-indent="false"/>
      <style:text-properties style:font-name="Arial1" officeooo:rsid="003362cf" officeooo:paragraph-rsid="003362cf" style:font-name-complex="Arial1"/>
    </style:style>
    <style:style style:name="P19" style:family="paragraph" style:parent-style-name="Standard">
      <style:paragraph-properties fo:margin-right="0cm" fo:text-align="justify" style:justify-single-word="false" fo:text-indent="1.249cm" style:auto-text-indent="false"/>
      <style:text-properties style:font-name="Arial1" officeooo:rsid="00358a2e" officeooo:paragraph-rsid="00358a2e" style:font-name-complex="Arial1"/>
    </style:style>
    <style:style style:name="P20" style:family="paragraph" style:parent-style-name="Standard">
      <style:paragraph-properties fo:margin-right="0cm" fo:text-align="justify" style:justify-single-word="false" fo:text-indent="0cm" style:auto-text-indent="false"/>
      <style:text-properties style:font-name="Arial1" officeooo:rsid="00358a2e" officeooo:paragraph-rsid="00358a2e" style:font-name-complex="Arial1"/>
    </style:style>
    <style:style style:name="P21" style:family="paragraph" style:parent-style-name="Standard">
      <style:paragraph-properties fo:margin-right="0cm" fo:text-align="justify" style:justify-single-word="false" fo:text-indent="0cm" style:auto-text-indent="false"/>
      <style:text-properties style:font-name="Arial1" officeooo:rsid="002d5eb8" officeooo:paragraph-rsid="002d5eb8" style:font-name-complex="Arial1"/>
    </style:style>
    <style:style style:name="P22" style:family="paragraph" style:parent-style-name="Standard">
      <style:paragraph-properties fo:text-align="center" style:justify-single-word="false"/>
      <style:text-properties style:font-name="Arial1" officeooo:rsid="002cd0d9" officeooo:paragraph-rsid="002cd0d9" style:font-name-complex="Arial1"/>
    </style:style>
    <style:style style:name="P23" style:family="paragraph" style:parent-style-name="Standard">
      <style:paragraph-properties fo:text-align="center" style:justify-single-word="false"/>
      <style:text-properties style:font-name="Arial1" officeooo:rsid="002cd0d9" officeooo:paragraph-rsid="00395881" style:font-name-complex="Arial1"/>
    </style:style>
    <style:style style:name="P24" style:family="paragraph" style:parent-style-name="Standard">
      <style:text-properties style:font-name="Arial1" officeooo:paragraph-rsid="001d202a" style:font-name-complex="Arial1"/>
    </style:style>
    <style:style style:name="P25" style:family="paragraph" style:parent-style-name="Standard">
      <style:text-properties style:font-name="Arial1" officeooo:paragraph-rsid="00395881" style:font-name-complex="Arial1"/>
    </style:style>
    <style:style style:name="P26" style:family="paragraph" style:parent-style-name="Standard">
      <style:paragraph-properties fo:text-align="center" style:justify-single-word="false"/>
      <style:text-properties style:font-name="Arial1" officeooo:paragraph-rsid="00395881" style:font-name-complex="Arial1"/>
    </style:style>
    <style:style style:name="P27" style:family="paragraph" style:parent-style-name="Standard">
      <style:paragraph-properties fo:margin-right="0cm" fo:text-align="justify" style:justify-single-word="false" fo:text-indent="0cm" style:auto-text-indent="false"/>
      <style:text-properties officeooo:paragraph-rsid="00294cea"/>
    </style:style>
    <style:style style:name="P28" style:family="paragraph" style:parent-style-name="Standard">
      <style:paragraph-properties fo:text-align="center" style:justify-single-word="false"/>
      <style:text-properties officeooo:paragraph-rsid="00395881"/>
    </style:style>
    <style:style style:name="T1" style:family="text">
      <style:text-properties style:font-name="Verdana" fo:font-weight="bold" style:font-weight-asian="bold" style:font-name-complex="Verdana"/>
    </style:style>
    <style:style style:name="T2" style:family="text">
      <style:text-properties style:font-name="Verdana" fo:font-weight="bold" officeooo:rsid="001d202a" style:font-weight-asian="bold" style:font-name-complex="Verdana"/>
    </style:style>
    <style:style style:name="T3" style:family="text">
      <style:text-properties style:font-name="Verdana" fo:font-weight="bold" officeooo:rsid="003ba235" style:font-weight-asian="bold" style:font-name-complex="Verdana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Arial1" officeooo:rsid="001d9a08" style:font-name-complex="Arial1"/>
    </style:style>
    <style:style style:name="T6" style:family="text">
      <style:text-properties style:font-name="Arial1" officeooo:rsid="00207070" style:font-name-complex="Arial1"/>
    </style:style>
    <style:style style:name="T7" style:family="text">
      <style:text-properties style:font-name="Arial1" officeooo:rsid="00294cea" style:font-name-complex="Arial1"/>
    </style:style>
    <style:style style:name="T8" style:family="text">
      <style:text-properties style:font-name="Arial1" officeooo:rsid="002f5ec2" style:font-name-complex="Arial1"/>
    </style:style>
    <style:style style:name="T9" style:family="text">
      <style:text-properties style:font-name="Arial1" officeooo:rsid="0030b416" style:font-name-complex="Arial1"/>
    </style:style>
    <style:style style:name="T10" style:family="text">
      <style:text-properties style:font-name="Arial1" style:text-underline-style="solid" style:text-underline-width="auto" style:text-underline-color="font-color" style:font-name-complex="Arial1"/>
    </style:style>
    <style:style style:name="T11" style:family="text">
      <style:text-properties style:font-name="Arial1" style:text-underline-style="solid" style:text-underline-width="auto" style:text-underline-color="font-color" officeooo:rsid="001d9a08" style:font-name-complex="Arial1"/>
    </style:style>
    <style:style style:name="T12" style:family="text">
      <style:text-properties style:font-name="Arial1" style:text-underline-style="solid" style:text-underline-width="auto" style:text-underline-color="font-color" officeooo:rsid="00294cea" style:font-name-complex="Arial1"/>
    </style:style>
    <style:style style:name="T13" style:family="text">
      <style:text-properties style:font-name="Arial1" style:text-underline-style="solid" style:text-underline-width="auto" style:text-underline-color="font-color" officeooo:rsid="002f5965" style:font-name-complex="Arial1"/>
    </style:style>
    <style:style style:name="T14" style:family="text">
      <style:text-properties style:font-name="Arial1" style:text-underline-style="solid" style:text-underline-width="auto" style:text-underline-color="font-color" officeooo:rsid="002f5ec2" style:font-name-complex="Arial1"/>
    </style:style>
    <style:style style:name="T15" style:family="text">
      <style:text-properties style:font-name="Arial1" fo:font-weight="bold" officeooo:rsid="00207070" style:font-weight-asian="bold" style:font-name-complex="Arial1" style:font-weight-complex="bold"/>
    </style:style>
    <style:style style:name="T16" style:family="text">
      <style:text-properties style:font-name="Arial1" fo:font-weight="bold" officeooo:rsid="002f57a1" style:font-weight-asian="bold" style:font-name-complex="Arial1" style:font-weight-complex="bold"/>
    </style:style>
    <style:style style:name="T17" style:family="text">
      <style:text-properties style:font-name="Arial1" officeooo:rsid="001d9a08" style:font-name-asian="Arial1" style:font-name-complex="Arial1"/>
    </style:style>
    <style:style style:name="T18" style:family="text">
      <style:text-properties style:font-name-asian="Arial1"/>
    </style:style>
    <style:style style:name="T19" style:family="text">
      <style:text-properties officeooo:rsid="001d9a08" style:font-name-asian="Arial1"/>
    </style:style>
    <style:style style:name="T20" style:family="text">
      <style:text-properties officeooo:rsid="00294cea" style:font-name-asian="Arial1"/>
    </style:style>
    <style:style style:name="T21" style:family="text">
      <style:text-properties officeooo:rsid="0025e7df"/>
    </style:style>
    <style:style style:name="T22" style:family="text">
      <style:text-properties officeooo:rsid="0026330a"/>
    </style:style>
    <style:style style:name="T23" style:family="text">
      <style:text-properties officeooo:rsid="002ae71e"/>
    </style:style>
    <style:style style:name="T24" style:family="text">
      <style:text-properties officeooo:rsid="00350305"/>
    </style:style>
    <style:style style:name="T25" style:family="text">
      <style:text-properties officeooo:rsid="003798bf"/>
    </style:style>
    <style:style style:name="T26" style:family="text">
      <style:text-properties officeooo:rsid="00395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TRATO PARA </text:span><text:span text:style-name="T3">CRIAÇÃO</text:span><text:span text:style-name="T1"> D</text:span><text:span text:style-name="T2">E</text:span><text:span text:style-name="T1"> SITE</text:span></text:p>
      <text:p text:style-name="P10"/>
      <text:p text:style-name="P2"><text:span text:style-name="T4"/></text:p>
      <text:p text:style-name="P2"><text:span text:style-name="T4"/></text:p>
      <text:p text:style-name="P27"><text:span text:style-name="T16">Lojas Virtuais Simples</text:span><text:span text:style-name="T4"> </text:span><text:span text:style-name="T6">com</text:span><text:span text:style-name="T4"> inscrição no CNPJ sob o nº </text:span><text:span text:style-name="T10">00.000.000/0001-00</text:span><text:span text:style-name="T4">, representada por </text:span><text:span text:style-name="T5">João de Brito Cunha</text:span><text:span text:style-name="T4">, com endereço na Rua </text:span><text:span text:style-name="T11">Dos Anzóis, 354, João XX</text:span><text:span text:style-name="T4">, em </text:span><text:span text:style-name="T11">Fortaleza/CE, </text:span><text:span text:style-name="T14">CEP 60480-330</text:span><text:span text:style-name="T4">, </text:span><text:span text:style-name="T14">com e-mail lojasvs@gmail.com,</text:span><text:span text:style-name="T4"> CPF nº </text:span><text:span text:style-name="T10">000.000.000-00</text:span><text:span text:style-name="T4">, </text:span><text:span text:style-name="T8">Whatsapp 85 993305654,</text:span><text:span text:style-name="T4"> </text:span><text:span text:style-name="T9">concorda em fornecer serviços de criação de site para</text:span><text:span text:style-name="T4"> </text:span><text:span text:style-name="T15">Dog Pets</text:span><text:span text:style-name="T4">, empresa portadora do CNPJ:</text:span><text:span text:style-name="T10">00.000.00</text:span><text:span text:style-name="T12">1</text:span><text:span text:style-name="T10">/0001-00, </text:span><text:span text:style-name="T13">sito à Rua Das Dores, 35, Aleluia, </text:span><text:span text:style-name="T14">CEP 60340-440</text:span><text:span text:style-name="T13">, Fortaleza/CE, </text:span><text:span text:style-name="T14">Whatsapp 85 995506079</text:span><text:span text:style-name="T4">. Representada por </text:span><text:span text:style-name="T7">Haroldo de Abreu Couto</text:span><text:span text:style-name="T4">, portador do CPF:</text:span><text:span text:style-name="T7">121.121.121-45 </text:span><text:span text:style-name="T4">de agora em diante designado cliente. <text:s/></text:span></text:p>
      <text:p text:style-name="P3"/>
      <text:p text:style-name="P16">O contrato destina-se a criação de um site tipo loja virtual simples para a Dog Pets.</text:p>
      <text:p text:style-name="P15"/>
      <text:p text:style-name="P18">Para isso a Dog Pets concorda em pagar R$ 1.000,00 (um mil reais), em duas parcelas para a <text:span text:style-name="T24">empresa</text:span> Lojas Virtuais Simples, sendo a primeira quando assinar o contrato e a segunda quando o site for declarado concluído por ambas as partes.</text:p>
      <text:p text:style-name="P17"/>
      <text:p text:style-name="P20">A Dog Pets terá a propriedade exclusiva do site, incluindo design, código-fonte e conteúdo.</text:p>
      <text:p text:style-name="P19"/>
      <text:p text:style-name="P11"><text:span text:style-name="T25">A</text:span> Empresa <text:span text:style-name="T25">Lojas Virtuais Simples</text:span> reserva-se o direito de exibir o projeto em seu portfólio e materiais promocionais.</text:p>
      <text:p text:style-name="P13">A rescisão contratual pode ser feita por qualquer uma das partes, quitando-se os débitos ou serviços pendentes.</text:p>
      <text:p text:style-name="P3"/>
      <text:p text:style-name="P14"><text:span text:style-name="T23">O</text:span> término do desenvolvimento do site <text:span text:style-name="T21">está previsto para a</text:span> seguinte data: </text:p>
      <text:p text:style-name="P14"><text:span text:style-name="T23">21</text:span> / <text:span text:style-name="T23">03</text:span> /<text:span text:style-name="T23">2024, sendo 30 dias a contar de hoje.</text:span></text:p>
      <text:p text:style-name="P5"/>
      <text:p text:style-name="P21">O criador do site se compromete a treinar uma ou mais pessoas indicadas pelo cliente para que estejam aptas a dar manutenção no site: criar conteúdo e corrigir algo.</text:p>
      <text:p text:style-name="P5"/>
      <text:p text:style-name="P21">O criador do site oferece um prazo de garantia de 90 dias a contar da conclusão, mas precisamos lembrar de que este prazo é para treinamento e correções do site.</text:p>
      <text:p text:style-name="P21"/>
      <text:p text:style-name="P12">Este contrato é válido a partir da data de assinatura</text:p>
      <text:p text:style-name="P13">Se <text:span text:style-name="T23">o cliente</text:span> estiver plenamente de acordo com os termos citados acima, favor assin<text:span text:style-name="T22">ar</text:span> no campo adequado abaixo:</text:p>
      <text:p text:style-name="P4"/>
      <text:p text:style-name="P4"/>
      <text:p text:style-name="P4"/>
      <text:p text:style-name="P9">Fortaleza/CE, 21 de fevereiro de 2024</text:p>
      <text:p text:style-name="P6"/>
      <text:p text:style-name="P26">___________________________________</text:p>
      <text:p text:style-name="P23">(cliente)</text:p>
      <text:p text:style-name="P26"><text:span text:style-name="T20">Haroldo de Abreu Couto</text:span></text:p>
      <text:p text:style-name="P25"><text:span text:style-name="T20"/></text:p>
      <text:p text:style-name="P26">___________________________________</text:p>
      <text:p text:style-name="P23">(c<text:span text:style-name="T26">riador do site</text:span>)</text:p>
      <text:p text:style-name="P28"><text:span text:style-name="T17">João de Brito Cunh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0:43:50.381000000</meta:creation-date>
    <dc:date>2024-02-21T17:27:44.991000000</dc:date>
    <meta:editing-duration>PT45M20S</meta:editing-duration>
    <meta:editing-cycles>30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20" meta:word-count="324" meta:character-count="2024" meta:non-whitespace-character-count="1717"/>
  </office:meta>
</office:document-meta>
</file>